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rsid="000a982c" officeooo:paragraph-rsid="00023665" style:font-size-asian="12pt" style:font-weight-asian="bold" style:font-name-complex="Droid Sans" style:font-size-complex="12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paragraph-rsid="001cdc9c" style:font-size-asian="12pt" style:font-weight-asian="bold" style:font-name-complex="Droid Sans" style:font-size-complex="12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font-name="Droid Sans" fo:font-size="12pt" fo:font-weight="normal" officeooo:rsid="000a09fc" officeooo:paragraph-rsid="00023665" style:font-size-asian="12pt" style:font-weight-asian="normal" style:font-name-complex="Droid Sans" style:font-size-complex="12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Droid Sans" fo:font-size="12pt" fo:font-weight="normal" officeooo:paragraph-rsid="00023665" style:font-size-asian="12pt" style:font-weight-asian="normal" style:font-name-complex="Droid Sans" style:font-size-complex="12pt" style:font-weight-complex="normal"/>
    </style:style>
    <style:style style:name="P7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paragraph-rsid="00023665" style:font-size-asian="16pt" style:font-weight-asian="bold" style:font-name-complex="Droid Sans" style:font-size-complex="16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officeooo:paragraph-rsid="00023665"/>
    </style:style>
    <style:style style:name="P9" style:family="paragraph" style:parent-style-name="Preformatted_20_Text" style:list-style-name="L2">
      <style:paragraph-properties fo:line-height="100%" fo:text-align="start" style:justify-single-word="false"/>
      <style:text-properties style:font-name="Droid Sans" fo:font-size="12pt" officeooo:paragraph-rsid="0033fe79" style:font-size-asian="12pt" style:font-size-complex="12pt"/>
    </style:style>
    <style:style style:name="P10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11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a09fc" officeooo:paragraph-rsid="001c9ed4" style:font-size-asian="12pt" style:font-weight-asian="bold" style:font-name-complex="Droid Sans" style:font-size-complex="12pt" style:font-weight-complex="bold"/>
    </style:style>
    <style:style style:name="P12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23665" officeooo:paragraph-rsid="00023665" style:font-size-asian="12pt" style:font-weight-asian="bold" style:font-name-complex="Droid Sans" style:font-size-complex="12pt" style:font-weight-complex="bold"/>
    </style:style>
    <style:style style:name="P13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23665" officeooo:paragraph-rsid="001c9ed4" style:font-size-asian="12pt" style:font-weight-asian="bold" style:font-name-complex="Droid Sans" style:font-size-complex="12pt" style:font-weight-complex="bold"/>
    </style:style>
    <style:style style:name="P14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22a50d" officeooo:paragraph-rsid="0022a50d" style:font-size-asian="12pt" style:font-weight-asian="bold" style:font-name-complex="Droid Sans" style:font-size-complex="12pt" style:font-weight-complex="bold"/>
    </style:style>
    <style:style style:name="P15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paragraph-rsid="001cdc9c" style:font-size-asian="12pt" style:font-weight-asian="bold" style:font-name-complex="Droid Sans" style:font-size-complex="12pt" style:font-weight-complex="bold"/>
    </style:style>
    <style:style style:name="P16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f0e1f" officeooo:paragraph-rsid="001f0e1f" style:font-size-asian="12pt" style:font-weight-asian="normal" style:font-name-complex="Droid Sans" style:font-size-complex="12pt" style:font-weight-complex="normal"/>
    </style:style>
    <style:style style:name="P17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f0e1f" officeooo:paragraph-rsid="0024a2f7" style:font-size-asian="12pt" style:font-weight-asian="normal" style:font-name-complex="Droid Sans" style:font-size-complex="12pt" style:font-weight-complex="normal"/>
    </style:style>
    <style:style style:name="P18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261283" officeooo:paragraph-rsid="00277e4b" style:font-size-asian="12pt" style:font-weight-asian="normal" style:font-name-complex="Droid Sans" style:font-size-complex="12pt" style:font-weight-complex="normal"/>
    </style:style>
    <style:style style:name="P19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277e4b" officeooo:paragraph-rsid="00277e4b" style:font-size-asian="12pt" style:font-weight-asian="normal" style:font-name-complex="Droid Sans" style:font-size-complex="12pt" style:font-weight-complex="normal"/>
    </style:style>
    <style:style style:name="P20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f1a30" officeooo:paragraph-rsid="001f1a30" style:font-size-asian="12pt" style:font-weight-asian="normal" style:font-name-complex="Droid Sans" style:font-size-complex="12pt" style:font-weight-complex="normal"/>
    </style:style>
    <style:style style:name="P21" style:family="paragraph" style:parent-style-name="Standard" style:list-style-name="L3">
      <style:paragraph-properties fo:line-height="100%" fo:text-align="start" style:justify-single-word="false"/>
      <style:text-properties style:font-name="Droid Sans" fo:font-size="12pt" fo:font-weight="normal" officeooo:rsid="000a982c" officeooo:paragraph-rsid="00057071" style:font-size-asian="12pt" style:font-weight-asian="normal" style:font-name-complex="Droid Sans" style:font-size-complex="12pt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style:font-name="Droid Sans" fo:font-size="12pt" fo:font-weight="normal" officeooo:rsid="00407740" officeooo:paragraph-rsid="00407740" style:font-size-asian="12pt" style:font-weight-asian="normal" style:font-name-complex="Droid Sans" style:font-size-complex="12pt" style:font-weight-complex="normal"/>
    </style:style>
    <style:style style:name="P23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277e4b" officeooo:paragraph-rsid="00277e4b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line-height="100%" fo:text-align="start" style:justify-single-word="false"/>
      <style:text-properties officeooo:paragraph-rsid="00351c96"/>
    </style:style>
    <style:style style:name="P25" style:family="paragraph" style:parent-style-name="Standard" style:list-style-name="L3">
      <style:paragraph-properties fo:line-height="100%" fo:text-align="start" style:justify-single-word="false"/>
      <style:text-properties officeooo:paragraph-rsid="001071db"/>
    </style:style>
    <style:style style:name="P26" style:family="paragraph" style:parent-style-name="Standard" style:list-style-name="L3">
      <style:paragraph-properties fo:line-height="100%" fo:text-align="start" style:justify-single-word="false"/>
      <style:text-properties officeooo:paragraph-rsid="00057071"/>
    </style:style>
    <style:style style:name="P27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2pt" fo:font-weight="normal" officeooo:rsid="001f0e1f" officeooo:paragraph-rsid="0024a2f7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2pt" fo:font-weight="normal" officeooo:rsid="00261283" officeooo:paragraph-rsid="00277e4b" style:font-size-asian="12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2pt" fo:font-weight="bold" officeooo:rsid="001f1a30" officeooo:paragraph-rsid="001f1a30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7071" style:font-weight-asian="bold" style:font-weight-complex="bold"/>
    </style:style>
    <style:style style:name="T3" style:family="text">
      <style:text-properties fo:font-weight="bold" officeooo:rsid="001071db" style:font-weight-asian="bold" style:font-weight-complex="bold"/>
    </style:style>
    <style:style style:name="T4" style:family="text">
      <style:text-properties officeooo:rsid="00023665"/>
    </style:style>
    <style:style style:name="T5" style:family="text">
      <style:text-properties style:font-name="Droid Sans"/>
    </style:style>
    <style:style style:name="T6" style:family="text">
      <style:text-properties style:font-name="Droid Sans" fo:font-size="12pt" fo:font-weight="bold" style:font-size-asian="12pt" style:font-weight-asian="bold" style:font-name-complex="Droid Sans" style:font-size-complex="12pt" style:font-weight-complex="bold"/>
    </style:style>
    <style:style style:name="T7" style:family="text">
      <style:text-properties style:font-name="Droid Sans" fo:font-size="12pt" fo:font-weight="bold" officeooo:rsid="001f1a30" style:font-size-asian="12pt" style:font-weight-asian="bold" style:font-name-complex="Droid Sans" style:font-size-complex="12pt" style:font-weight-complex="bold"/>
    </style:style>
    <style:style style:name="T8" style:family="text">
      <style:text-properties style:font-name="Droid Sans" fo:font-size="12pt" fo:font-weight="bold" officeooo:rsid="001f0e1f" style:font-size-asian="12pt" style:font-weight-asian="bold" style:font-name-complex="Droid Sans" style:font-size-complex="12pt" style:font-weight-complex="bold"/>
    </style:style>
    <style:style style:name="T9" style:family="text">
      <style:text-properties style:font-name="Droid Sans" fo:font-size="12pt" fo:font-weight="bold" officeooo:rsid="002cfeca" style:font-size-asian="12pt" style:font-weight-asian="bold" style:font-name-complex="Droid Sans" style:font-size-complex="12pt" style:font-weight-complex="bold"/>
    </style:style>
    <style:style style:name="T10" style:family="text">
      <style:text-properties style:font-name="Droid Sans" fo:font-size="12pt" fo:font-weight="bold" officeooo:rsid="0024a2f7" style:font-size-asian="12pt" style:font-weight-asian="bold" style:font-name-complex="Droid Sans" style:font-size-complex="12pt" style:font-weight-complex="bold"/>
    </style:style>
    <style:style style:name="T11" style:family="text">
      <style:text-properties style:font-name="Droid Sans" fo:font-size="12pt" fo:font-weight="bold" officeooo:rsid="0033fe79" style:font-size-asian="12pt" style:font-weight-asian="bold" style:font-name-complex="Droid Sans" style:font-size-complex="12pt" style:font-weight-complex="bold"/>
    </style:style>
    <style:style style:name="T12" style:family="text">
      <style:text-properties style:font-name="Droid Sans" fo:font-size="12pt" fo:font-weight="bold" officeooo:rsid="000a09fc" style:font-size-asian="12pt" style:font-weight-asian="bold" style:font-name-complex="Droid Sans" style:font-size-complex="12pt" style:font-weight-complex="bold"/>
    </style:style>
    <style:style style:name="T13" style:family="text">
      <style:text-properties style:font-name="Droid Sans" fo:font-size="12pt" fo:font-weight="bold" officeooo:rsid="00023665" style:font-size-asian="12pt" style:font-weight-asian="bold" style:font-name-complex="Droid Sans" style:font-size-complex="12pt" style:font-weight-complex="bold"/>
    </style:style>
    <style:style style:name="T14" style:family="text">
      <style:text-properties style:font-name="Droid Sans" fo:font-size="12pt" fo:font-weight="normal" style:font-size-asian="12pt" style:font-weight-asian="normal" style:font-name-complex="Droid Sans" style:font-size-complex="12pt" style:font-weight-complex="normal"/>
    </style:style>
    <style:style style:name="T15" style:family="text">
      <style:text-properties style:font-name="Droid Sans" fo:font-size="12pt" fo:font-weight="normal" officeooo:rsid="0033fe79" style:font-size-asian="12pt" style:font-weight-asian="normal" style:font-name-complex="Droid Sans" style:font-size-complex="12pt" style:font-weight-complex="normal"/>
    </style:style>
    <style:style style:name="T16" style:family="text">
      <style:text-properties style:font-name="Droid Sans" fo:font-size="12pt" fo:font-weight="normal" officeooo:rsid="0024a2f7" style:font-size-asian="12pt" style:font-weight-asian="normal" style:font-name-complex="Droid Sans" style:font-size-complex="12pt" style:font-weight-complex="normal"/>
    </style:style>
    <style:style style:name="T17" style:family="text">
      <style:text-properties style:font-name="Droid Sans" fo:font-size="12pt" fo:font-weight="normal" officeooo:rsid="0028d618" style:font-size-asian="12pt" style:font-weight-asian="normal" style:font-name-complex="Droid Sans" style:font-size-complex="12pt" style:font-weight-complex="normal"/>
    </style:style>
    <style:style style:name="T18" style:family="text">
      <style:text-properties style:font-name="Droid Sans" fo:font-size="12pt" fo:font-weight="normal" officeooo:rsid="0028ecde" style:font-size-asian="12pt" style:font-weight-asian="normal" style:font-name-complex="Droid Sans" style:font-size-complex="12pt" style:font-weight-complex="normal"/>
    </style:style>
    <style:style style:name="T19" style:family="text">
      <style:text-properties style:font-name="Droid Sans" fo:font-weight="bold" officeooo:rsid="000a8d2c" style:font-weight-asian="bold" style:font-name-complex="Droid Sans" style:font-weight-complex="bold"/>
    </style:style>
    <style:style style:name="T20" style:family="text">
      <style:text-properties style:font-name="Droid Sans" fo:font-weight="bold" officeooo:rsid="002c08cc" style:font-weight-asian="bold" style:font-name-complex="Droid Sans" style:font-weight-complex="bold"/>
    </style:style>
    <style:style style:name="T21" style:family="text">
      <style:text-properties style:font-name="Droid Sans" fo:font-weight="normal" officeooo:rsid="00057071" style:font-weight-asian="normal" style:font-name-complex="Droid Sans" style:font-weight-complex="normal"/>
    </style:style>
    <style:style style:name="T22" style:family="text">
      <style:text-properties style:font-name="Droid Sans" fo:font-weight="normal" officeooo:rsid="000a8d2c" style:font-weight-asian="normal" style:font-name-complex="Droid Sans" style:font-weight-complex="normal"/>
    </style:style>
    <style:style style:name="T23" style:family="text">
      <style:text-properties style:font-name="Droid Sans" fo:font-weight="normal" officeooo:rsid="001c9ed4" style:font-weight-asian="normal" style:font-name-complex="Droid Sans" style:font-weight-complex="normal"/>
    </style:style>
    <style:style style:name="T24" style:family="text">
      <style:text-properties style:font-name="Droid Sans" fo:font-weight="normal" officeooo:rsid="0024a2f7" style:font-weight-asian="normal" style:font-name-complex="Droid Sans" style:font-weight-complex="normal"/>
    </style:style>
    <style:style style:name="T25" style:family="text">
      <style:text-properties style:font-name="Droid Sans" fo:font-weight="normal" officeooo:rsid="0028d618" style:font-weight-asian="normal" style:font-name-complex="Droid Sans" style:font-weight-complex="normal"/>
    </style:style>
    <style:style style:name="T26" style:family="text">
      <style:text-properties style:font-name="Droid Sans" fo:font-weight="normal" officeooo:rsid="0028ecde" style:font-weight-asian="normal" style:font-name-complex="Droid Sans" style:font-weight-complex="normal"/>
    </style:style>
    <style:style style:name="T27" style:family="text">
      <style:text-properties style:font-name="Droid Sans" style:font-name-complex="Droid Sans"/>
    </style:style>
    <style:style style:name="T28" style:family="text">
      <style:text-properties style:font-name="Droid Sans" officeooo:rsid="0024a2f7" style:font-name-complex="Droid Sans"/>
    </style:style>
    <style:style style:name="T29" style:family="text">
      <style:text-properties style:font-name="Droid Sans" officeooo:rsid="001fd34e" style:font-name-complex="Droid Sans"/>
    </style:style>
    <style:style style:name="T30" style:family="text">
      <style:text-properties style:font-name="Droid Sans" officeooo:rsid="00277e4b" style:font-name-complex="Droid Sans"/>
    </style:style>
    <style:style style:name="T31" style:family="text">
      <style:text-properties style:font-name="Droid Sans" officeooo:rsid="002cfeca" style:font-name-complex="Droid Sans"/>
    </style:style>
    <style:style style:name="T32" style:family="text">
      <style:text-properties style:font-name="Droid Sans" officeooo:rsid="0033fe79" style:font-name-complex="Droid Sans"/>
    </style:style>
    <style:style style:name="T33" style:family="text">
      <style:text-properties style:font-name="Droid Sans" officeooo:rsid="00277e4b"/>
    </style:style>
    <style:style style:name="T34" style:family="text">
      <style:text-properties officeooo:rsid="00057071"/>
    </style:style>
    <style:style style:name="T35" style:family="text">
      <style:text-properties officeooo:rsid="00090694"/>
    </style:style>
    <style:style style:name="T36" style:family="text">
      <style:text-properties officeooo:rsid="001071db"/>
    </style:style>
    <style:style style:name="T37" style:family="text">
      <style:text-properties officeooo:rsid="00179b8b"/>
    </style:style>
    <style:style style:name="T38" style:family="text">
      <style:text-properties officeooo:rsid="001cdc9c"/>
    </style:style>
    <style:style style:name="T39" style:family="text">
      <style:text-properties officeooo:rsid="00277e4b"/>
    </style:style>
    <style:style style:name="T40" style:family="text">
      <style:text-properties officeooo:rsid="002ff151"/>
    </style:style>
    <style:style style:name="T41" style:family="text">
      <style:text-properties officeooo:rsid="0033fe79"/>
    </style:style>
    <style:style style:name="T42" style:family="text">
      <style:text-properties fo:font-weight="normal" officeooo:rsid="00277e4b" style:font-weight-asian="normal" style:font-name-complex="Droid Sans" style:font-weight-complex="normal"/>
    </style:style>
    <style:style style:name="T43" style:family="text">
      <style:text-properties fo:font-weight="normal" officeooo:rsid="0033fe79" style:font-weight-asian="normal" style:font-name-complex="Droid Sans" style:font-weight-complex="normal"/>
    </style:style>
    <style:style style:name="T44" style:family="text">
      <style:text-properties officeooo:rsid="003ff0e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ohamed Shrief</text:p>
      <text:p text:style-name="P4"><text:span text:style-name="T37">Junior</text:span> <text:span text:style-name="T36">Backend </text:span><text:span text:style-name="T38">&amp; </text:span><text:span text:style-name="T36">Frontend developer</text:span></text:p>
      <text:p text:style-name="P4"/>
      <text:p text:style-name="P8"><text:span text:style-name="T6">Portfolio</text:span><text:span text:style-name="T14">: </text:span><text:span text:style-name="T15">m-shrief.tech</text:span><text:span text:style-name="T14"> <text:s text:c="42"/><text:tab/></text:span><text:span text:style-name="T6">Mail</text:span><text:span text:style-name="T14">: m.shrief.dev@proton.me</text:span></text:p>
      <text:p text:style-name="P6"><text:span text:style-name="T1">GitHub</text:span>: github.com/m-shrief <text:s text:c="40"/><text:span text:style-name="T1">Phone</text:span>: +201025331595</text:p>
      <text:p text:style-name="P22"><text:span text:style-name="T1">Linkedin</text:span>: /mohamed-shrief-b841b2268</text:p>
      <text:p text:style-name="P22"/>
      <text:p text:style-name="P1">----------------------------------------------------------------------------------------------------------------------------</text:p>
      <text:p text:style-name="P2">Skills</text:p>
      <text:list text:style-name="L1">
        <text:list-item>
          <text:p text:style-name="P10">JavaScript &amp; TypeScript </text:p>
        </text:list-item>
        <text:list-item>
          <text:p text:style-name="P12">Nodejs &amp; Express.js</text:p>
        </text:list-item>
        <text:list-item>
          <text:p text:style-name="P10">Postgres, MongoDB <text:span text:style-name="T35">and Redis</text:span></text:p>
        </text:list-item>
        <text:list-item>
          <text:p text:style-name="P13">HTML, CSS and SCSS</text:p>
        </text:list-item>
        <text:list-item>
          <text:p text:style-name="P11">Vuejs’ <text:span text:style-name="T4">ecosystem</text:span> <text:span text:style-name="T4">(</text:span>Vite, Pinia, vue-router <text:span text:style-name="T4">and </text:span>VitePress<text:span text:style-name="T4">)</text:span></text:p>
        </text:list-item>
        <text:list-item>
          <text:p text:style-name="P14">Astro</text:p>
        </text:list-item>
      </text:list>
      <text:p text:style-name="P1">----------------------------------------------------------------------------------------------------------------------------</text:p>
      <text:p text:style-name="P2">Projects</text:p>
      <text:p text:style-name="P1">“Adeeb أديب” (personal project<text:span text:style-name="T36">)</text:span>:</text:p>
      <text:p text:style-name="P5"><text:tab/>It's concerned with Arabic literature. It assumes a business model <text:span text:style-name="T34">that enable customers to order a print of Arabic literature in specific customization, and follow up the process. It provides better experience for partners to make bulk orders fast and easy.</text:span></text:p>
      <text:p text:style-name="P1"/>
      <text:p text:style-name="P8"><text:span text:style-name="T12">My Role: Frontend &amp; Backend development, </text:span><text:span text:style-name="T10">it have 2 versions</text:span><text:span text:style-name="T13">:</text:span></text:p>
      <text:list text:style-name="L2">
        <text:list-item>
          <text:p text:style-name="P24"><text:span text:style-name="T7">“Adeeb أديب ” </text:span><text:span text:style-name="T8">SSR with </text:span><text:span text:style-name="T9">a </text:span><text:span text:style-name="T8">REST API </text:span><text:span text:style-name="T16">(</text:span><text:a xlink:type="simple" xlink:href="https://adeeb.m-shrief.tech/" text:style-name="Internet_20_link" text:visited-style-name="Visited_20_Internet_20_Link"><text:span text:style-name="T15">Live demo</text:span></text:a><text:span text:style-name="T11">- </text:span><text:a xlink:type="simple" xlink:href="https://github.com/M-Shrief/Adeeb_Astro_SSR" text:style-name="Internet_20_link" text:visited-style-name="Visited_20_Internet_20_Link"><text:span text:style-name="T16">Fronten</text:span><text:span text:style-name="T17">d’</text:span><text:span text:style-name="T18">s</text:span><text:span text:style-name="T17"> repo</text:span></text:a><text:span text:style-name="T16"> – </text:span><text:a xlink:type="simple" xlink:href="https://github.com/M-Shrief/Adeeb_ExpressTS_Postgres" text:style-name="Internet_20_link" text:visited-style-name="Visited_20_Internet_20_Link"><text:span text:style-name="T16">Backen</text:span><text:span text:style-name="T17">d’</text:span><text:span text:style-name="T18">s</text:span><text:span text:style-name="T17"> repo</text:span></text:a><text:span text:style-name="T16">)</text:span></text:p>
          <text:list>
            <text:list-item>
              <text:p text:style-name="P16">Tech stack:</text:p>
              <text:list>
                <text:list-item>
                  <text:p text:style-name="P17">TypeScript <text:span text:style-name="T40">with HTML &amp; </text:span><text:span text:style-name="T41">S</text:span><text:span text:style-name="T40">CSS</text:span></text:p>
                </text:list-item>
                <text:list-item>
                  <text:p text:style-name="P17">Astro <text:span text:style-name="T39">&amp; </text:span>Vuejs</text:p>
                </text:list-item>
                <text:list-item>
                  <text:p text:style-name="P27"><text:span text:style-name="T27">Nodejs </text:span><text:span text:style-name="T28">&amp; </text:span><text:span text:style-name="T27">Express.js</text:span></text:p>
                </text:list-item>
                <text:list-item>
                  <text:p text:style-name="P27"><text:span text:style-name="T27">Postgres </text:span><text:span text:style-name="T30">&amp; </text:span><text:span text:style-name="T28">TypeORM </text:span><text:span text:style-name="T30">with </text:span><text:span text:style-name="T29">Redis</text:span></text:p>
                </text:list-item>
              </text:list>
            </text:list-item>
            <text:list-item>
              <text:p text:style-name="P28"><text:span text:style-name="T29">C</text:span><text:span text:style-name="T27">haracteristics: </text:span></text:p>
              <text:list>
                <text:list-item>
                  <text:p text:style-name="P18">JWT authentication &amp; authorization.</text:p>
                </text:list-item>
                <text:list-item>
                  <text:p text:style-name="P28"><text:span text:style-name="T5">Data validation </text:span><text:span text:style-name="T33">with vee-validate &amp; Yup.</text:span></text:p>
                </text:list-item>
                <text:list-item>
                  <text:p text:style-name="P23">Dark/Light Theme.</text:p>
                </text:list-item>
                <text:list-item>
                  <text:p text:style-name="P19">API tests with Mocha &amp; Chai.</text:p>
                </text:list-item>
                <text:list-item>
                  <text:p text:style-name="P19">Using PM2 for process management.</text:p>
                </text:list-item>
              </text:list>
            </text:list-item>
            <text:list-item>
              <text:p text:style-name="P9"><text:span text:style-name="T42">Deploy</text:span><text:span text:style-name="T43">ment</text:span><text:span text:style-name="T42">:</text:span></text:p>
              <text:list>
                <text:list-item>
                  <text:p text:style-name="P9">Frontend deployed on Digital ocean server, on Ubuntu, with Astro's node adapter and Nginx &amp; PM2.</text:p>
                </text:list-item>
                <text:list-item>
                  <text:p text:style-name="P9">Backend deployed on Digital ocean server, on Ubuntu, with Nginx &amp; PM2, <text:span text:style-name="T44">databases (Postgres &amp; Redis) </text:span>managed <text:span text:style-name="T44">on the same server</text:span>.</text:p>
                </text:list-item>
                <text:list-item>
                  <text:p text:style-name="P9"><text:span text:style-name="T41">M</text:span>anag<text:span text:style-name="T41">ing</text:span> Domains, DNS, SSL, CDNs and on <text:span text:style-name="T41">with CloudFlare</text:span>.</text:p>
                </text:list-item>
              </text:list>
            </text:list-item>
          </text:list>
        </text:list-item>
        <text:list-item>
          <text:p text:style-name="P29"><text:span text:style-name="T27">“Adeeb أديب ” SPA <text:s/>with </text:span><text:span text:style-name="T31">a </text:span><text:span text:style-name="T27">REST API </text:span><text:span text:style-name="T28">(</text:span><text:a xlink:type="simple" xlink:href="https://github.com/M-Shrief/Adeeb_Vue_TS" text:style-name="Internet_20_link" text:visited-style-name="Visited_20_Internet_20_Link"><text:span text:style-name="T24">Fronten</text:span><text:span text:style-name="T25">d’</text:span><text:span text:style-name="T26">s</text:span><text:span text:style-name="T25"> repo</text:span></text:a><text:span text:style-name="T24"> – </text:span><text:a xlink:type="simple" xlink:href="https://github.com/M-Shrief/Adeeb_ExpressTS" text:style-name="Internet_20_link" text:visited-style-name="Visited_20_Internet_20_Link"><text:span text:style-name="T24">Backen</text:span><text:span text:style-name="T25">d’</text:span><text:span text:style-name="T26">s</text:span><text:span text:style-name="T25"> repo</text:span></text:a><text:span text:style-name="T24">)</text:span></text:p>
          <text:list>
            <text:list-item>
              <text:p text:style-name="P20">Tech Stack: TypeScript, Vuejs, Pinia, vue-router, Nodejs, Express.js with MongDB and Redis</text:p>
            </text:list-item>
            <text:list-item>
              <text:p text:style-name="P28"><text:span text:style-name="T29">C</text:span><text:span text:style-name="T27">haracteristics </text:span><text:span text:style-name="T32">are the same with the SSR version.</text:span></text:p>
            </text:list-item>
          </text:list>
        </text:list-item>
      </text:list>
      <text:p text:style-name="P1">----------------------------------------------------------------------------------------------------------------------------</text:p>
      <text:p text:style-name="P3">Learning &amp; Courses</text:p>
      <text:list text:style-name="L3">
        <text:list-item>
          <text:p text:style-name="P21"><text:span text:style-name="T1">CMU</text:span>, Intro to Database Systems (2022) </text:p>
        </text:list-item>
        <text:list-item>
          <text:p text:style-name="P25"><text:span text:style-name="T19">Redis Uni</text:span><text:span text:style-name="T20">versity</text:span><text:span text:style-name="T19">, </text:span><text:span text:style-name="T21">Introduction to Redis Data Structures </text:span><text:span text:style-name="T22">(</text:span><text:a xlink:type="simple" xlink:href="https://university.redis.com/certificates/3dca706d75e5426e8438a7d54602e379" text:style-name="Internet_20_link" text:visited-style-name="Visited_20_Internet_20_Link"><text:span text:style-name="T23">certificate</text:span></text:a><text:span text:style-name="T22">)</text:span></text:p>
        </text:list-item>
        <text:list-item>
          <text:p text:style-name="P25"><text:span text:style-name="T3">IBM, </text:span><text:span text:style-name="T34">I</text:span>ntroduction to DevOps</text:p>
        </text:list-item>
        <text:list-item>
          <text:p text:style-name="P26"><text:span text:style-name="T2">IBM</text:span><text:span text:style-name="T34">, I</text:span>ntroduction to Cloud Computing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1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3-09-14T17:11:29.334818919</dc:date>
    <meta:editing-duration>PT5H56M15S</meta:editing-duration>
    <meta:editing-cycles>50</meta:editing-cycles>
    <meta:generator>LibreOffice/7.6.0.3$Linux_X86_64 LibreOffice_project/60$Build-3</meta:generator>
    <meta:print-date>2023-09-14T17:11:54.911018212</meta:print-date>
    <meta:printed-by>PDF files</meta:printed-by>
    <meta:document-statistic meta:table-count="0" meta:image-count="0" meta:object-count="0" meta:page-count="1" meta:paragraph-count="43" meta:word-count="289" meta:character-count="2219" meta:non-whitespace-character-count="1912"/>
  </office:meta>
</office:document-meta>
</file>